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7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9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00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4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45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6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6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2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9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561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70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48cm" fo:padding-left="0.136cm" fo:padding-right="0.035cm" fo:padding-top="0.048cm" fo:border-right="0.7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41" style:family="table-cell" style:parent-style-name="Default">
      <style:text-properties style:font-name="Avenir6" fo:font-style="normal" style:font-style-asian="normal" style:font-style-complex="normal"/>
    </style:style>
    <style:style style:name="ce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4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8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09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6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6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4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6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59" style:family="table-cell" style:parent-style-name="Default">
      <style:table-cell-properties style:vertical-align="middle"/>
      <style:text-properties style:use-window-font-color="true" style:font-name="Avenir6"/>
    </style:style>
    <style:style style:name="ce18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1" fo:font-weight="bold"/>
    </style:style>
    <style:style style:name="ce187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1" fo:font-weight="normal"/>
    </style:style>
    <style:style style:name="ce187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1" fo:font-weight="bold"/>
    </style:style>
    <style:style style:name="ce187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9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24" style:family="table-cell" style:parent-style-name="Default">
      <style:table-cell-properties fo:border="0.06pt solid #000000" style:vertical-align="middle"/>
      <style:text-properties style:font-name="Avenir6"/>
    </style:style>
    <style:style style:name="ce17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5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7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71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0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9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1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97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26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98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27" table:content-validation-name="val57" table:formula="of:=SUM([.K19:.K27])" office:value-type="float" office:value="0" calcext:value-type="float">
            <text:p>0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99" office:value-type="string" calcext:value-type="string" table:number-columns-spanned="3" table:number-rows-spanned="1">
            <text:p>Név</text:p>
          </table:table-cell>
          <table:covered-table-cell table:style-name="ce242"/>
          <table:covered-table-cell table:style-name="ce278"/>
          <table:table-cell table:style-name="ce242" office:value-type="string" calcext:value-type="string">
            <text:p>Szint</text:p>
          </table:table-cell>
          <table:table-cell table:style-name="ce328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Közelharc</text:p>
          </table:table-cell>
          <table:covered-table-cell table:style-name="ce243" table:content-validation-name="val66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Kardvívás</text:p>
          </table:table-cell>
          <table:covered-table-cell table:style-name="ce243" table:content-validation-name="val66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Zúzás</text:p>
          </table:table-cell>
          <table:covered-table-cell table:style-name="ce243" table:content-validation-name="val66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Lándzsavívás</text:p>
          </table:table-cell>
          <table:covered-table-cell table:style-name="ce243" table:content-validation-name="val66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0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Hajítás</text:p>
          </table:table-cell>
          <table:covered-table-cell table:style-name="ce243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0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Íjászat</text:p>
          </table:table-cell>
          <table:covered-table-cell table:style-name="ce243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9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0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4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0" office:value-type="string" calcext:value-type="string" table:number-columns-spanned="3" table:number-rows-spanned="1">
            <text:p>Lövészet</text:p>
          </table:table-cell>
          <table:covered-table-cell table:style-name="ce243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5" office:value-type="string" calcext:value-type="string">
            <text:p>Primer világi képzettség</text:p>
          </table:table-cell>
          <table:table-cell table:style-name="ce696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4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00" office:value-type="string" calcext:value-type="string" table:number-columns-spanned="3" table:number-rows-spanned="1">
            <text:p>Ostromlövészet</text:p>
          </table:table-cell>
          <table:covered-table-cell table:style-name="ce243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30"/>
          <table:table-cell table:style-name="ce5"/>
          <table:table-cell table:style-name="ce201" office:value-type="string" calcext:value-type="string" table:number-columns-spanned="3" table:number-rows-spanned="1">
            <text:p>Mágikus célzás</text:p>
          </table:table-cell>
          <table:covered-table-cell table:style-name="ce243" table:content-validation-name="val65"/>
          <table:covered-table-cell table:style-name="ce279" table:content-validation-name="val70"/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6"/>
          <table:table-cell table:style-name="ce190"/>
          <table:table-cell table:style-name="ce5"/>
          <table:table-cell table:style-name="ce202" office:value-type="string" calcext:value-type="string" table:number-columns-spanned="4" table:number-rows-spanned="1">
            <text:p>Manőver Bónusz Pont</text:p>
          </table:table-cell>
          <table:covered-table-cell table:number-columns-repeated="3" table:style-name="ce245"/>
          <table:table-cell table:style-name="ce333" table:content-validation-name="val52" table:formula="of:=ROUNDDOWN(SUM([.J19:.J22])/3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Default" table:number-columns-repeated="5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48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7" table:content-validation-name="val27" office:value-type="float" office:value="3" calcext:value-type="float">
            <text:p>3</text:p>
          </table:table-cell>
          <table:table-cell table:style-name="ce124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50" table:content-validation-name="val65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7" table:content-validation-name="val28" office:value-type="float" office:value="4" calcext:value-type="float">
            <text:p>4</text:p>
          </table:table-cell>
          <table:table-cell table:style-name="ce124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7" table:content-validation-name="val29" office:value-type="float" office:value="1" calcext:value-type="float">
            <text:p>1</text:p>
          </table:table-cell>
          <table:table-cell table:style-name="ce124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5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7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7" table:content-validation-name="val31" office:value-type="float" office:value="2" calcext:value-type="float">
            <text:p>2</text:p>
          </table:table-cell>
          <table:table-cell table:style-name="ce124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50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7" table:content-validation-name="val32" office:value-type="float" office:value="3" calcext:value-type="float">
            <text:p>3</text:p>
          </table:table-cell>
          <table:table-cell table:style-name="ce124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50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7" table:content-validation-name="val33" office:value-type="float" office:value="1" calcext:value-type="float">
            <text:p>1</text:p>
          </table:table-cell>
          <table:table-cell table:style-name="ce124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50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50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50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50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50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59" table:number-columns-spanned="3" table:number-rows-spanned="1"/>
          <table:covered-table-cell table:number-columns-repeated="2" table:style-name="ce250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50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4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50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78" table:content-validation-name="val57" table:formula="of:=SUM([.E51:.F75])+SUM([$Hátterek.F14:.F24])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79" table:content-validation-name="val52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2]) ;&quot;&quot;;VLOOKUP([.$A52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3]) ;&quot;&quot;;VLOOKUP([.$A53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3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44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1" table:number-columns-spanned="3" table:number-rows-spanned="1"/>
          <table:covered-table-cell table:number-columns-repeated="2" table:style-name="ce250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64" table:content-validation-name="val69" table:number-columns-spanned="2" table:number-rows-spanned="1"/>
          <table:covered-table-cell table:style-name="ce264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64" table:content-validation-name="val69" table:number-columns-spanned="2" table:number-rows-spanned="1"/>
          <table:covered-table-cell table:style-name="ce264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07" table:content-validation-name="val60" office:value-type="string" calcext:value-type="string">
            <text:p>Szakma:</text:p>
          </table:table-cell>
          <table:table-cell table:style-name="ce264" table:content-validation-name="val69" table:number-columns-spanned="2" table:number-rows-spanned="1"/>
          <table:covered-table-cell table:style-name="ce264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8" table:content-validation-name="val74" table:number-columns-spanned="2" table:number-rows-spanned="1"/>
          <table:covered-table-cell table:style-name="ce30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8" table:content-validation-name="val74" table:number-columns-spanned="2" table:number-rows-spanned="1"/>
          <table:covered-table-cell table:style-name="ce30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8" table:content-validation-name="val74" table:number-columns-spanned="2" table:number-rows-spanned="1"/>
          <table:covered-table-cell table:style-name="ce30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79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8" table:content-validation-name="val74" table:number-columns-spanned="2" table:number-rows-spanned="1"/>
          <table:covered-table-cell table:style-name="ce30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21" table:content-validation-name="val36" office:value-type="float" office:value="5" calcext:value-type="float">
            <text:p>5</text:p>
          </table:table-cell>
          <table:table-cell table:style-name="ce140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8" table:content-validation-name="val74" table:number-columns-spanned="2" table:number-rows-spanned="1"/>
          <table:covered-table-cell table:style-name="ce30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21" table:content-validation-name="val36" office:value-type="float" office:value="1" calcext:value-type="float">
            <text:p>1</text:p>
          </table:table-cell>
          <table:table-cell table:style-name="ce140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8" table:content-validation-name="val74" table:number-columns-spanned="2" table:number-rows-spanned="1"/>
          <table:covered-table-cell table:style-name="ce30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9" table:content-validation-name="val74" table:number-columns-spanned="2" table:number-rows-spanned="1"/>
          <table:covered-table-cell table:style-name="ce30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30:Alapértékek.J30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1:Alapértékek.D7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2:Alapértékek.J43 Alapértékek.J47:Alapértékek.J66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8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98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98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703"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83" table:content-validation-name="val84"/>
          <table:covered-table-cell table:style-name="ce48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5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2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84" table:content-validation-name="val84"/>
          <table:covered-table-cell table:style-name="ce48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9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9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99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98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9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9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99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41"/>
        <table:table-column table:style-name="co27" table:default-cell-style-name="ce641"/>
        <table:table-column table:style-name="co28" table:default-cell-style-name="ce641"/>
        <table:table-column table:style-name="co29" table:default-cell-style-name="ce641"/>
        <table:table-column table:style-name="co30" table:number-columns-repeated="5" table:default-cell-style-name="ce641"/>
        <table:table-column table:style-name="co31" table:default-cell-style-name="ce641"/>
        <table:table-column table:style-name="co14" table:default-cell-style-name="ce641"/>
        <table:table-column table:style-name="co32" table:default-cell-style-name="ce641"/>
        <table:table-column table:style-name="co33" table:default-cell-style-name="ce641"/>
        <table:table-column table:style-name="co34" table:default-cell-style-name="ce641"/>
        <table:table-column table:style-name="co35" table:default-cell-style-name="ce641"/>
        <table:table-column table:style-name="co36" table:default-cell-style-name="ce894"/>
        <table:table-column table:style-name="co37" table:default-cell-style-name="ce909"/>
        <table:table-column table:style-name="co38" table:default-cell-style-name="ce64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61"/>
          <table:covered-table-cell table:number-columns-repeated="5" table:style-name="ce647"/>
          <table:covered-table-cell table:number-columns-repeated="2" table:style-name="ce561"/>
          <table:table-cell table:style-name="ce561" table:number-columns-repeated="6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4">
          <table:table-cell table:style-name="ce561"/>
          <table:table-cell table:style-name="ce561" table:number-columns-spanned="6" table:number-rows-spanned="1"/>
          <table:covered-table-cell table:number-columns-repeated="5" table:style-name="ce561"/>
          <table:table-cell table:style-name="ce561" table:number-columns-repeated="8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6">
          <table:table-cell table:style-name="ce431"/>
          <table:table-cell table:style-name="ce642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42" table:content-validation-name="val127" office:value-type="string" calcext:value-type="string">
            <text:p>Módosítók</text:p>
          </table:table-cell>
          <table:table-cell table:style-name="ce642" table:content-validation-name="val134" office:value-type="string" calcext:value-type="string">
            <text:p>Összesen</text:p>
          </table:table-cell>
          <table:table-cell table:style-name="ce561"/>
          <table:table-cell table:style-name="ce754" office:value-type="string" calcext:value-type="string" table:number-columns-spanned="2" table:number-rows-spanned="1">
            <text:p>Összesen felvett HM:</text:p>
          </table:table-cell>
          <table:covered-table-cell table:style-name="ce561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561" table:number-columns-repeated="6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720" table:content-validation-name="val116" office:value-type="float" office:value="10" calcext:value-type="float">
            <text:p>10</text:p>
          </table:table-cell>
          <table:table-cell table:style-name="ce720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08" table:content-validation-name="val135" table:formula="of:=[.C4]+[.D4]" office:value-type="float" office:value="15" calcext:value-type="float">
            <text:p>15</text:p>
          </table:table-cell>
          <table:table-cell table:style-name="ce561"/>
          <table:table-cell table:style-name="ce754" office:value-type="string" calcext:value-type="string" table:number-columns-spanned="2" table:number-rows-spanned="1">
            <text:p>Max felvehető HM:</text:p>
          </table:table-cell>
          <table:covered-table-cell table:style-name="ce561"/>
          <table:table-cell table:style-name="ce972" table:content-validation-name="val161" table:formula="of:=([Data.C18]+ [$Alapértékek.C20])*[Alapértékek.D8]" office:value-type="float" office:value="30" calcext:value-type="float">
            <text:p>30 HM</text:p>
          </table:table-cell>
          <table:table-cell table:style-name="ce561" table:number-columns-repeated="3"/>
          <table:table-cell table:style-name="Default" table:number-columns-repeated="4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720" table:content-validation-name="val116" office:value-type="float" office:value="20" calcext:value-type="float">
            <text:p>20</text:p>
          </table:table-cell>
          <table:table-cell table:style-name="ce720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08" table:content-validation-name="val136" table:formula="of:=[.C5]+[.B5]+[.D5]" office:value-type="float" office:value="20" calcext:value-type="float">
            <text:p>20</text:p>
          </table:table-cell>
          <table:table-cell table:style-name="ce561" table:number-columns-repeated="5"/>
          <table:table-cell/>
          <table:table-cell table:style-name="ce561"/>
          <table:table-cell table:style-name="Default" table:number-columns-repeated="4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720" table:content-validation-name="val116" office:value-type="float" office:value="120" calcext:value-type="float">
            <text:p>120</text:p>
          </table:table-cell>
          <table:table-cell table:style-name="ce720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08" table:content-validation-name="val137" table:formula="of:=[.C6]+[.B6]+[.D6]" office:value-type="float" office:value="120" calcext:value-type="float">
            <text:p>120</text:p>
          </table:table-cell>
          <table:table-cell table:style-name="ce561" table:number-columns-repeated="5"/>
          <table:table-cell/>
          <table:table-cell table:style-name="ce561"/>
          <table:table-cell table:style-name="Default" table:number-columns-repeated="4"/>
          <table:table-cell table:style-name="ce633"/>
          <table:table-cell table:style-name="ce561"/>
          <table:table-cell table:number-columns-repeated="238"/>
        </table:table-row>
        <table:table-row table:style-name="ro6">
          <table:table-cell table:style-name="ce561" table:number-columns-repeated="6"/>
          <table:table-cell table:style-name="ce754" office:value-type="string" calcext:value-type="string" table:number-columns-spanned="2" table:number-rows-spanned="1">
            <text:p>Össz felvett CM:</text:p>
          </table:table-cell>
          <table:covered-table-cell table:style-name="ce561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61"/>
          <table:table-cell/>
          <table:table-cell table:style-name="ce561"/>
          <table:table-cell table:style-name="Default" table:number-columns-repeated="4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720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808" table:content-validation-name="val138" table:formula="of:=[.C8]+[.B8]+[.D8]" office:value-type="float" office:value="-30" calcext:value-type="float">
            <text:p>-30</text:p>
          </table:table-cell>
          <table:table-cell table:style-name="ce561"/>
          <table:table-cell table:style-name="ce754" office:value-type="string" calcext:value-type="string" table:number-columns-spanned="2" table:number-rows-spanned="1">
            <text:p>Max felvehető CM:</text:p>
          </table:table-cell>
          <table:covered-table-cell table:style-name="ce561"/>
          <table:table-cell table:style-name="ce972" table:content-validation-name="val162" table:formula="of:=[Data.C21]*[Alapértékek.$D$8]" office:value-type="float" office:value="20" calcext:value-type="float">
            <text:p>20 HM</text:p>
          </table:table-cell>
          <table:table-cell table:style-name="ce561" table:number-columns-repeated="3"/>
          <table:table-cell table:style-name="Default" table:number-columns-repeated="4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561" table:number-columns-spanned="9" table:number-rows-spanned="1"/>
          <table:covered-table-cell table:number-columns-repeated="5" table:style-name="ce647"/>
          <table:covered-table-cell table:number-columns-repeated="3" table:style-name="ce561"/>
          <table:table-cell table:style-name="ce561" table:number-columns-repeated="3"/>
          <table:table-cell table:style-name="Default" table:number-columns-repeated="4"/>
          <table:table-cell table:style-name="ce633"/>
          <table:table-cell table:style-name="ce561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561"/>
          <table:table-cell table:style-name="ce754" office:value-type="string" calcext:value-type="string">
            <text:p>KP HM-re:</text:p>
          </table:table-cell>
          <table:table-cell table:style-name="ce1132" table:content-validation-name="val139" table:formula="of:=[.I3]*[Data.C17]+[.I7]*[Data.C20]" office:value-type="float" office:value="0" calcext:value-type="float">
            <text:p>0 KP</text:p>
          </table:table-cell>
          <table:table-cell table:style-name="ce561"/>
          <table:table-cell table:style-name="ce754" office:value-type="string" calcext:value-type="string" table:number-columns-spanned="2" table:number-rows-spanned="1">
            <text:p>Átlag HM</text:p>
          </table:table-cell>
          <table:covered-table-cell table:style-name="ce561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561" table:number-columns-repeated="3"/>
          <table:table-cell table:style-name="Default" table:number-columns-repeated="4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5"/>
          <table:table-cell table:style-name="Default" table:number-columns-repeated="5"/>
          <table:table-cell table:style-name="ce570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1"/>
          <table:table-cell/>
          <table:table-cell table:style-name="ce561"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26" table:content-validation-name="val118" office:value-type="string" calcext:value-type="string">
            <text:p>Szint</text:p>
          </table:table-cell>
          <table:table-cell table:style-name="ce726" office:value-type="string" calcext:value-type="string">
            <text:p>KÉ</text:p>
          </table:table-cell>
          <table:table-cell table:style-name="ce726" office:value-type="string" calcext:value-type="string">
            <text:p>TÉ/CÉ</text:p>
          </table:table-cell>
          <table:table-cell table:style-name="ce726" office:value-type="string" calcext:value-type="string">
            <text:p>VÉ</text:p>
          </table:table-cell>
          <table:table-cell table:style-name="ce726" table:content-validation-name="val148" office:value-type="string" calcext:value-type="string">
            <text:p>Harckeret</text:p>
          </table:table-cell>
          <table:table-cell table:style-name="ce72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1" table:number-columns-repeated="3"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1" table:number-columns-repeated="3"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61" table:number-columns-repeated="3"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3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1" table:number-columns-repeated="3"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1" table:number-columns-repeated="3"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1" table:number-columns-repeated="3"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7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561" table:number-columns-repeated="2"/>
          <table:table-cell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9">
          <table:table-cell table:style-name="ce570" table:number-columns-spanned="9" table:number-rows-spanned="1"/>
          <table:covered-table-cell table:number-columns-repeated="7" table:style-name="ce570"/>
          <table:covered-table-cell table:style-name="ce979"/>
          <table:table-cell table:style-name="ce570"/>
          <table:table-cell table:style-name="ce840"/>
          <table:table-cell/>
          <table:table-cell table:style-name="Default" table:number-columns-repeated="5"/>
          <table:table-cell table:style-name="ce570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60"/>
          <table:covered-table-cell table:number-columns-repeated="5" table:style-name="ce580"/>
          <table:covered-table-cell table:style-name="ce660"/>
          <table:covered-table-cell table:style-name="ce86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2">
          <table:table-cell table:style-name="ce577" table:content-validation-name="val60" office:value-type="string" calcext:value-type="string">
            <text:p>Fegyver</text:p>
          </table:table-cell>
          <table:table-cell table:style-name="ce661" table:content-validation-name="val60" office:value-type="string" calcext:value-type="string">
            <text:p>Sebesség</text:p>
          </table:table-cell>
          <table:table-cell table:style-name="ce733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Komment</text:p>
          </table:table-cell>
          <table:covered-table-cell table:style-name="ce673"/>
          <table:table-cell table:style-name="ce570"/>
          <table:table-cell table:style-name="ce840"/>
          <table:table-cell/>
          <table:table-cell table:style-name="Default" table:number-columns-repeated="5"/>
          <table:table-cell table:style-name="ce561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3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47"/>
          <table:table-cell table:style-name="Default" table:number-columns-repeated="4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58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73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44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7" table:number-columns-repeated="2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58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3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4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58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3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4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58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3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4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581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35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4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7" table:number-columns-repeated="2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58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8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4]" office:value-type="float" office:value="0" calcext:value-type="float">
            <text:p>0</text:p>
          </table:table-cell>
          <table:table-cell table:style-name="ce585" table:number-columns-spanned="2" table:number-rows-spanned="1"/>
          <table:covered-table-cell table:style-name="ce585"/>
          <table:table-cell table:style-name="ce835"/>
          <table:table-cell table:style-name="Default" table:number-columns-repeated="3"/>
          <table:table-cell/>
          <table:table-cell table:style-name="ce647" table:number-columns-repeated="2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73"/>
          <table:table-cell table:style-name="ce570"/>
          <table:table-cell table:style-name="Default" table:number-columns-repeated="3"/>
          <table:table-cell table:style-name="ce840"/>
          <table:table-cell table:style-name="ce647" table:number-columns-repeated="2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577" table:content-validation-name="val93" office:value-type="string" calcext:value-type="string">
            <text:p>Távolsági fegyver</text:p>
          </table:table-cell>
          <table:table-cell table:style-name="ce661" table:content-validation-name="val60" office:value-type="string" calcext:value-type="string">
            <text:p>Sebesség</text:p>
          </table:table-cell>
          <table:table-cell table:style-name="ce733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Hatótáv + Komment</text:p>
          </table:table-cell>
          <table:covered-table-cell table:style-name="ce673"/>
          <table:table-cell table:style-name="ce570"/>
          <table:table-cell table:style-name="Default" table:number-columns-repeated="3"/>
          <table:table-cell table:style-name="ce840"/>
          <table:table-cell table:style-name="ce561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581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35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61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">
          <table:table-cell table:style-name="ce582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35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61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47"/>
          <table:covered-table-cell/>
          <table:covered-table-cell table:style-name="ce561"/>
          <table:covered-table-cell table:style-name="ce794"/>
          <table:table-cell table:style-name="ce561"/>
          <table:table-cell table:style-name="Default" table:number-columns-repeated="3"/>
          <table:table-cell table:style-name="ce561" table:number-columns-repeated="2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1"/>
          <table:table-cell table:style-name="ce849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1">
          <table:table-cell table:style-name="ce451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60" table:content-validation-name="val106"/>
          <table:table-cell table:style-name="ce661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61"/>
          <table:table-cell table:style-name="ce56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ce849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2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948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6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ce849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2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6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ce849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2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6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1"/>
          <table:table-cell table:style-name="ce849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2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6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2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6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2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803"/>
          <table:table-cell table:style-name="ce56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2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6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12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6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887" table:number-columns-spanned="3" table:number-rows-spanned="1"/>
          <table:covered-table-cell table:number-columns-repeated="2" table:style-name="ce948"/>
          <table:table-cell table:style-name="ce56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87" table:content-validation-name="val154"/>
          <table:covered-table-cell table:style-name="ce948"/>
          <table:covered-table-cell table:style-name="ce561"/>
          <table:table-cell table:style-name="ce56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61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52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73"/>
          <table:table-cell table:style-name="ce5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1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23" office:value-type="string" calcext:value-type="string" table:number-columns-spanned="7" table:number-rows-spanned="1">
            <text:p>VÉ: </text:p>
          </table:table-cell>
          <table:covered-table-cell table:number-columns-repeated="6" table:style-name="ce690"/>
          <table:table-cell table:style-name="ce954" office:value-type="string" calcext:value-type="string" table:number-columns-spanned="2" table:number-rows-spanned="1">
            <text:p>MBP: </text:p>
          </table:table-cell>
          <table:covered-table-cell table:style-name="ce988"/>
          <table:table-cell table:style-name="ce57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02"/>
          <table:table-cell table:style-name="ce815" table:content-validation-name="val123" office:value-type="string" calcext:value-type="string">
            <text:p>Tám/kör</text:p>
          </table:table-cell>
          <table:table-cell table:style-name="ce815" office:value-type="string" calcext:value-type="string">
            <text:p>KÉ</text:p>
          </table:table-cell>
          <table:table-cell table:style-name="ce815" office:value-type="string" calcext:value-type="string">
            <text:p>TÉ</text:p>
          </table:table-cell>
          <table:table-cell table:style-name="ce81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7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25" table:content-validation-name="val98" office:value-type="string" calcext:value-type="string">
            <text:p><text:s text:c="3"/>Elsődleges fegyver</text:p>
          </table:table-cell>
          <table:table-cell table:style-name="ce70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25" table:content-validation-name="val98" office:value-type="string" calcext:value-type="string">
            <text:p><text:s text:c="3"/>Másodlagos fegyver</text:p>
          </table:table-cell>
          <table:table-cell table:style-name="ce700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41" office:value-type="string" calcext:value-type="string">
            <text:p>KÉ</text:p>
          </table:table-cell>
          <table:table-cell table:style-name="ce1048" office:value-type="string" calcext:value-type="string">
            <text:p>TÉ</text:p>
          </table:table-cell>
          <table:table-cell table:style-name="ce104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73" table:number-columns-repeated="2"/>
          <table:table-cell table:style-name="ce633"/>
          <table:table-cell table:style-name="ce673"/>
          <table:table-cell table:style-name="ce633" table:number-columns-repeated="3"/>
          <table:table-cell table:style-name="ce992"/>
          <table:table-cell table:style-name="ce570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51"/>
          <table:table-cell table:style-name="ce751"/>
          <table:table-cell table:style-name="ce819" office:value-type="string" calcext:value-type="string">
            <text:p>Harckeret</text:p>
          </table:table-cell>
          <table:table-cell table:style-name="ce819" table:content-validation-name="val82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19"/>
          <table:table-cell table:style-name="ce1010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6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70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2" table:number-columns-spanned="2" table:number-rows-spanned="1"/>
          <table:covered-table-cell table:style-name="ce70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41" office:value-type="string" calcext:value-type="string">
            <text:p>KÉ</text:p>
          </table:table-cell>
          <table:table-cell table:style-name="ce1048" office:value-type="string" calcext:value-type="string">
            <text:p>TÉ</text:p>
          </table:table-cell>
          <table:table-cell table:style-name="ce104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41" table:content-validation-name="val168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48" table:content-validation-name="val168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48" table:content-validation-name="val168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70"/>
          <table:table-cell table:number-columns-repeated="238"/>
        </table:table-row>
        <table:table-row table:style-name="ro1">
          <table:table-cell table:style-name="ce62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2" table:number-columns-spanned="2" table:number-rows-spanned="1"/>
          <table:covered-table-cell table:style-name="ce752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61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052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052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052" table:content-validation-name="val168" table:formula="of:=IF([.$B$53]&gt;0;[.O$60];0)" office:value-type="float" office:value="0" calcext:value-type="float">
            <text:p>0</text:p>
          </table:table-cell>
          <table:table-cell table:style-name="ce1052" table:formula="of:=[.P60]" office:value-type="float" office:value="0" calcext:value-type="float">
            <text:p>0</text:p>
          </table:table-cell>
          <table:table-cell table:style-name="ce907"/>
          <table:table-cell table:style-name="ce753"/>
          <table:table-cell table:number-columns-repeated="238"/>
        </table:table-row>
        <table:table-row table:style-name="ro1">
          <table:table-cell table:style-name="ce62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92"/>
          <table:table-cell table:style-name="ce561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/>
          <table:table-cell table:number-columns-repeated="238"/>
        </table:table-row>
        <table:table-row table:style-name="ro1">
          <table:table-cell table:style-name="ce62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52" office:value-type="string" calcext:value-type="string">
            <text:p>Szúró</text:p>
          </table:table-cell>
          <table:table-cell table:style-name="ce75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61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07" table:content-validation-name="val115" table:number-columns-spanned="2" table:number-rows-spanned="1"/>
          <table:covered-table-cell table:style-name="ce707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6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61" table:number-columns-repeated="2"/>
          <table:table-cell table:style-name="ce753" table:number-columns-repeated="3"/>
          <table:table-cell table:style-name="ce893"/>
          <table:table-cell table:style-name="ce633"/>
          <table:table-cell table:style-name="ce753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570" table:number-columns-repeated="2"/>
          <table:table-cell table:number-columns-repeated="3"/>
          <table:table-cell table:style-name="ce570"/>
          <table:table-cell table:style-name="ce979"/>
          <table:table-cell table:style-name="ce561" table:number-columns-repeated="3"/>
          <table:table-cell table:style-name="ce753" table:number-columns-repeated="3"/>
          <table:table-cell table:style-name="ce893"/>
          <table:table-cell table:style-name="ce633"/>
          <table:table-cell table:style-name="ce753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1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3"/>
          <table:table-cell table:style-name="Default" table:number-columns-repeated="3"/>
          <table:table-cell table:style-name="ce753" table:number-columns-repeated="2"/>
          <table:table-cell table:style-name="ce893"/>
          <table:table-cell table:style-name="ce633"/>
          <table:table-cell table:style-name="ce75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666"/>
          <table:table-cell table:style-name="ce710"/>
          <table:table-cell table:style-name="ce773"/>
          <table:table-cell table:style-name="ce902"/>
          <table:table-cell table:style-name="ce561" table:number-columns-repeated="2"/>
          <table:table-cell table:style-name="Default" table:number-columns-repeated="3"/>
          <table:table-cell table:style-name="ce561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668"/>
          <table:table-cell table:style-name="ce716"/>
          <table:table-cell table:style-name="ce777"/>
          <table:table-cell table:style-name="ce903"/>
          <table:table-cell table:style-name="ce561" table:number-columns-repeated="2"/>
          <table:table-cell table:style-name="Default" table:number-columns-repeated="3"/>
          <table:table-cell table:style-name="ce561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675"/>
          <table:table-cell table:style-name="ce719"/>
          <table:table-cell table:style-name="ce778"/>
          <table:table-cell table:style-name="ce904"/>
          <table:table-cell table:style-name="ce561" table:number-columns-repeated="2"/>
          <table:table-cell table:style-name="Default" table:number-columns-repeated="3"/>
          <table:table-cell table:style-name="ce561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676"/>
          <table:table-cell table:style-name="ce725"/>
          <table:table-cell table:style-name="ce780"/>
          <table:table-cell table:style-name="ce911"/>
          <table:table-cell table:style-name="ce561" table:number-columns-repeated="6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677"/>
          <table:table-cell table:style-name="ce727"/>
          <table:table-cell table:style-name="ce781"/>
          <table:table-cell table:style-name="ce912"/>
          <table:table-cell table:style-name="ce561" table:number-columns-repeated="6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61" table:number-columns-repeated="6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3"/>
          <table:covered-table-cell table:style-name="ce825"/>
          <table:table-cell table:style-name="ce561" table:number-columns-repeated="6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561" table:number-columns-repeated="6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3"/>
          <table:table-cell table:style-name="ce561" table:number-columns-repeated="6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>
          <table:table-cell table:style-name="ce561"/>
          <table:table-cell table:style-name="ce556"/>
          <table:table-cell table:style-name="ce561" table:number-columns-repeated="13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 table:number-rows-repeated="65465">
          <table:table-cell table:style-name="ce561" table:number-columns-repeated="15"/>
          <table:table-cell table:style-name="ce647"/>
          <table:table-cell table:style-name="ce633"/>
          <table:table-cell table:style-name="ce561"/>
          <table:table-cell table:number-columns-repeated="238"/>
        </table:table-row>
        <table:table-row table:style-name="ro2" table:number-rows-repeated="9">
          <table:table-cell table:style-name="ce561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6"/>
          <table:table-cell table:style-name="ce1264" table:content-validation-name="val72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1" table:number-columns-spanned="4" table:number-rows-spanned="1"/>
          <table:covered-table-cell table:style-name="ce742" table:content-validation-name="val171"/>
          <table:covered-table-cell table:style-name="ce250" table:content-validation-name="val171"/>
          <table:covered-table-cell table:style-name="ce252" table:content-validation-name="val171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65" table:content-validation-name="val171" table:number-columns-spanned="4" table:number-rows-spanned="1"/>
          <table:covered-table-cell table:style-name="ce1452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256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0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1254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250" table:content-validation-name="val67"/>
          <table:covered-table-cell table:style-name="ce204" table:content-validation-name="val67"/>
          <table:table-cell table:style-name="ce28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65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256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7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78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79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20" table:number-columns-spanned="4" table:number-rows-spanned="1"/>
          <table:covered-table-cell table:number-columns-repeated="3" table:style-name="ce112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20" table:number-columns-spanned="4" table:number-rows-spanned="1"/>
          <table:covered-table-cell table:number-columns-repeated="3" table:style-name="ce112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20" table:number-columns-spanned="4" table:number-rows-spanned="1"/>
          <table:covered-table-cell table:number-columns-repeated="3" table:style-name="ce112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14">
          <table:table-cell table:style-name="ce1091" table:content-validation-name="val60" table:number-columns-spanned="13" table:number-rows-spanned="1"/>
          <table:covered-table-cell table:number-columns-repeated="11" table:style-name="ce1091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8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6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2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4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2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28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0"><text:a xlink:href="https://github.com/kaktusztea/km100/blob/master/md/hatterek.szabad/nyelvismeret.md" xlink:type="simple">Nyelvismeret</text:a></text:span><text:span text:style-name="T40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28">➖➖➖ Jellem, fóbiák, hobbik</text:span><text:span text:style-name="T41"> </text:span><text:span text:style-name="T4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28">➖➖➖ </text:span><text:span text:style-name="T41">Küllem, fizikum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28">➖➖➖ </text:span><text:span text:style-name="T41">Viszony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1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49"/>
        <table:table-row table:style-name="ro2">
          <table:table-cell table:style-name="ce1870" office:value-type="string" calcext:value-type="string">
            <text:p>V8.6.7</text:p>
          </table:table-cell>
        </table:table-row>
        <table:table-row table:style-name="ro2">
          <table:table-cell table:style-name="ce1871" office:value-type="string" calcext:value-type="string">
            <text:p>* Manőverfejlesztő Pontok megszűntek, Manőver Bónusz (MB) lesz helyette</text:p>
          </table:table-cell>
        </table:table-row>
        <table:table-row table:style-name="ro2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6</text:p>
          </table:table-cell>
        </table:table-row>
        <table:table-row table:style-name="ro2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9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9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94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36"/>
          <table:covered-table-cell table:style-name="ce1744"/>
          <table:covered-table-cell table:number-columns-repeated="6" table:style-name="ce1736"/>
          <table:covered-table-cell table:number-columns-repeated="3" table:style-name="ce1795"/>
          <table:covered-table-cell table:style-name="ce173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36"/>
          <table:table-cell table:style-name="ce1744"/>
          <table:table-cell table:style-name="ce1736" table:number-columns-repeated="6"/>
          <table:table-cell table:style-name="ce1795" table:number-columns-repeated="3"/>
          <table:table-cell table:style-name="ce173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54" office:value-type="string" calcext:value-type="string">
            <text:p>Szint</text:p>
          </table:table-cell>
          <table:table-cell table:style-name="ce1754" office:value-type="string" calcext:value-type="string" table:number-columns-spanned="2" table:number-rows-spanned="1">
            <text:p>KP</text:p>
          </table:table-cell>
          <table:covered-table-cell table:style-name="ce175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2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6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2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6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6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33" office:value-type="string" calcext:value-type="string">
            <text:p>Fok</text:p>
          </table:table-cell>
          <table:table-cell table:style-name="ce173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6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3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6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6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6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6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6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2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6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3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4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6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6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2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6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1" table:number-columns-repeated="3"/>
          <table:table-cell table:style-name="ce184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5"/>
          <table:table-cell table:style-name="ce561"/>
          <table:table-cell table:style-name="ce184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74" table:content-validation-name="val183" office:value-type="string" calcext:value-type="string">
            <text:p>Egyik HM nagyobb lehet</text:p>
          </table:table-cell>
          <table:table-cell table:style-name="ce1933" table:content-validation-name="val183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33" table:content-validation-name="val185" office:value-type="string" calcext:value-type="string">
            <text:p>Fok</text:p>
          </table:table-cell>
          <table:table-cell table:style-name="ce1733" table:content-validation-name="val185" office:value-type="string" calcext:value-type="string">
            <text:p>Bónusz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5" office:value-type="float" office:value="0" calcext:value-type="float">
            <text:p>0</text:p>
          </table:table-cell>
          <table:table-cell table:style-name="ce1341" table:content-validation-name="val185" office:value-type="float" office:value="0" calcext:value-type="float">
            <text:p>0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5" office:value-type="float" office:value="1" calcext:value-type="float">
            <text:p>1</text:p>
          </table:table-cell>
          <table:table-cell table:style-name="ce1341" table:content-validation-name="val185" office:value-type="float" office:value="1" calcext:value-type="float">
            <text:p>1</text:p>
          </table:table-cell>
          <table:table-cell table:style-name="ce647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4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47" table:content-validation-name="val60"/>
          <table:table-cell table:style-name="ce647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3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4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4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4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4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7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47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4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7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4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4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6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24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6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561" table:content-validation-name="val60"/>
          <table:table-cell table:style-name="ce173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1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6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3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6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3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6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3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2" table:content-validation-name="val60"/>
          <table:table-cell table:style-name="Default" table:number-columns-repeated="6"/>
          <table:table-cell table:style-name="ce166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3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2" table:content-validation-name="val60"/>
          <table:table-cell table:style-name="Default" table:number-columns-repeated="6"/>
          <table:table-cell table:style-name="ce166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9" table:content-validation-name="val60"/>
          <table:table-cell table:style-name="ce1725" table:content-validation-name="val60" table:number-columns-repeated="2"/>
          <table:table-cell table:style-name="ce1852" table:content-validation-name="val60"/>
          <table:table-cell table:style-name="ce1748" table:content-validation-name="val60"/>
          <table:table-cell table:style-name="ce185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561" table:content-validation-name="val60"/>
          <table:covered-table-cell table:style-name="ce6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3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35" table:content-validation-name="val60"/>
          <table:table-cell table:style-name="ce173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35" table:content-validation-name="val60" office:value-type="string" calcext:value-type="string">
            <text:p>Szúró</text:p>
          </table:table-cell>
          <table:table-cell table:style-name="ce1735" table:content-validation-name="val60" office:value-type="string" calcext:value-type="string">
            <text:p>Vágó</text:p>
          </table:table-cell>
          <table:table-cell table:style-name="ce1735" table:content-validation-name="val60" office:value-type="string" calcext:value-type="string">
            <text:p>Zúzó</text:p>
          </table:table-cell>
          <table:table-cell table:style-name="ce173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5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95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5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95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5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95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5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95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5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95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5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95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5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95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35" table:content-validation-name="val60" office:value-type="string" calcext:value-type="string">
            <text:p>SFÉ</text:p>
          </table:table-cell>
          <table:table-cell table:style-name="ce1735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35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62"/>
          <table:table-cell table:style-name="ce1617"/>
          <table:table-cell table:style-name="Default" table:number-columns-repeated="3"/>
          <table:table-cell table:style-name="ce1748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62"/>
          <table:table-cell table:style-name="ce1689"/>
          <table:table-cell table:style-name="ce1725" table:number-columns-repeated="2"/>
          <table:table-cell table:style-name="ce1852"/>
          <table:table-cell table:style-name="ce1748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62"/>
          <table:table-cell table:style-name="ce1689"/>
          <table:table-cell table:style-name="ce1725" table:number-columns-repeated="2"/>
          <table:table-cell table:style-name="ce1852"/>
          <table:table-cell table:style-name="ce1748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62"/>
          <table:table-cell table:style-name="ce1689"/>
          <table:table-cell table:style-name="ce1725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62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adornments="Bold Italic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00.00.00</text:date>, <text:time style:data-style-name="N2" text:time-value="18:36:57.6398652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29T20:01:20.550092962</dc:date>
    <meta:editing-cycles>704</meta:editing-cycles>
    <meta:editing-duration>P7DT14H31M47S</meta:editing-duration>
    <meta:document-statistic meta:table-count="11" meta:cell-count="347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